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lucida grande" svg:font-family="'lucida grande', tahom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solid" style:text-underline-width="auto" style:text-underline-color="font-color" fo:font-weight="normal" style:font-weight-asian="normal" style:font-weight-complex="normal"/>
    </style:style>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style style:name="P13" style:family="paragraph" style:parent-style-name="Text_20_body">
      <style:paragraph-properties fo:margin-left="0cm" fo:margin-right="1.323cm" fo:margin-top="0.265cm" fo:margin-bottom="0cm" fo:line-height="138%" fo:text-align="start" style:justify-single-word="false" fo:text-indent="0cm" style:auto-text-indent="false"/>
      <style:text-properties fo:font-variant="normal" fo:text-transform="none" fo:color="#333333" style:font-name="lucida grande" fo:font-size="9.75pt" fo:letter-spacing="normal" fo:font-style="normal" fo:font-weight="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Gliederung</text:span></text:p>
      <text:p text:style-name="Standard"/>
      <text:list xml:id="list31639459" text:style-name="L2">
        <text:list-item>
          <text:p text:style-name="P1">Einleitung</text:p>
          <text:list>
            <text:list-item>
              <text:p text:style-name="P1">Was ist Broadcast Encryption?</text:p>
            </text:list-item>
            <text:list-item>
              <text:p text:style-name="P1">Anwendungsbereiche</text:p>
            </text:list-item>
            <text:list-item>
              <text:p text:style-name="P1">Umsetzung</text:p>
            </text:list-item>
          </text:list>
        </text:list-item>
      </text:list>
      <text:p text:style-name="Standard"/>
      <text:list xml:id="list31625425" text:style-name="L3">
        <text:list-item>
          <text:p text:style-name="P2">Das Crypto Verfahren Naor Pinkas</text:p>
          <text:list>
            <text:list-item>
              <text:p text:style-name="P2">Grundprinzip</text:p>
            </text:list-item>
            <text:list-item>
              <text:p text:style-name="P2">Vor- und Nachteile</text:p>
            </text:list-item>
          </text:list>
        </text:list-item>
      </text:list>
      <text:p text:style-name="Standard"/>
      <text:list xml:id="list31635612" text:style-name="L4">
        <text:list-item>
          <text:p text:style-name="P3">Das Produkt</text:p>
          <text:list>
            <text:list-item>
              <text:p text:style-name="P3">Client-Server-Aufbau</text:p>
            </text:list-item>
            <text:list-item>
              <text:p text:style-name="P3">Starten des Servers</text:p>
            </text:list-item>
            <text:list-item>
              <text:p text:style-name="P3">Verbindung des Clients</text:p>
            </text:list-item>
            <text:list-item>
              <text:p text:style-name="P3">Revoken eines Users</text:p>
            </text:list-item>
          </text:list>
        </text:list-item>
      </text:list>
      <text:p text:style-name="Standard"/>
      <text:p text:style-name="Standard"/>
      <text:p text:style-name="Standard"><text:span text:style-name="T2">1. Einleitung</text:span></text:p>
      <text:p text:style-name="Standard"><text:span text:style-name="T2"/></text:p>
      <text:p text:style-name="P4">Was ist Broadcast Encryption?</text:p>
      <text:list xml:id="list31697654" text:style-name="L5">
        <text:list-item>
          <text:p text:style-name="P7">verteilen von verschlüsseltem Inhalt über einen Broadcast Channel </text:p>
        </text:list-item>
        <text:list-item>
          <text:p text:style-name="P7">nur berechtigte Benutzer können ihn entschlüsseln</text:p>
        </text:list-item>
      </text:list>
      <text:p text:style-name="Standard"/>
      <text:p text:style-name="P4">Anwendungsbereiche</text:p>
      <text:list xml:id="list31706923" text:style-name="L6">
        <text:list-item>
          <text:p text:style-name="P8">„Bezahlstrams“, bspw. Pay-Tv (Streaming hat zu viel Traffic)</text:p>
        </text:list-item>
      </text:list>
      <text:p text:style-name="Standard"/>
      <text:p text:style-name="P4">Umsetzung</text:p>
      <text:list xml:id="list31722803" text:style-name="L7">
        <text:list-item>
          <text:p text:style-name="P9">Multicast zur Verteilung (Daten werden einmal gesendet, von einer Gruppe empfangen)</text:p>
          <text:p text:style-name="P9">→ Entlastung der Server und der Internet-Infrastruktur</text:p>
        </text:list-item>
        <text:list-item>
          <text:p text:style-name="P9">Problem mit Verschlüsselung → Verschlüsselungsverfahren von Naor-Pinkas</text:p>
        </text:list-item>
      </text:list>
      <text:p text:style-name="Standard"/>
      <text:p text:style-name="P5">2. Das Crypto-Verfahren Naor-Pinkas</text:p>
      <text:p text:style-name="Standard"/>
      <text:p text:style-name="P6">Grundprinzip</text:p>
      <text:list xml:id="list32421553" text:style-name="L8">
        <text:list-item>
          <text:p text:style-name="P10">Sender verschlüsselt die Daten mithilfe eines Polynoms, daher Puzzles</text:p>
        </text:list-item>
        <text:list-item>
          <text:p text:style-name="P10">jeder berechtigte Empfänger bekommt seine Auswertungsstelle, also ein Puzzleteil</text:p>
        </text:list-item>
        <text:list-item>
          <text:p text:style-name="P10">zur Entschlüsselung benötigt man <text:span text:style-name="T3">n </text:span><text:span text:style-name="T4">Auswertungsstellen, daher </text:span><text:span text:style-name="T3">n</text:span><text:span text:style-name="T4"> Puzzleteile</text:span></text:p>
        </text:list-item>
        <text:list-item>
          <text:p text:style-name="P10">sendet die verschlüsselten Daten + in regelmäßigen Abständen ein <text:span text:style-name="T5">Keyupdate </text:span><text:span text:style-name="T6">an alle</text:span> – enthält n-1 Auswertungsstellen, also n-1 Puzzleteile (zu Anfang nur Platzhalter)</text:p>
        </text:list-item>
        <text:list-item>
          <text:p text:style-name="P10">ein berechtigter Empfänger kann mit seinem Wert das Polynom lösen, also mit seinem Teil das Puzzle, da er n Teile besitzt</text:p>
        </text:list-item>
        <text:list-item>
          <text:p text:style-name="P10">Soll ein zuvor berechtigter Nutzer nicht mehr imstande sein die Daten zu entschlüsseln, so wird beim nächsten Keyupdate eine von den Platzhaltern entfernt und stattdessen sein Wert, also sein Puzzlestück eingefügt</text:p>
        </text:list-item>
        <text:list-item>
          <text:p text:style-name="P10">versucht er dann das Polynom zu berechnen, hat er 2mal den selben Wert, daher nur n-1 Werte → kann es nicht mehr lösen</text:p>
        </text:list-item>
        <text:list-item>
          <text:p text:style-name="P10">möchte man ihm wieder erlauben den Stream zu entschlüsseln, nimmt man seinen Wert wieder raus und fügt wieder einen Platzhalter ein</text:p>
        </text:list-item>
        <text:list-item>
          <text:p text:style-name="P10">man kann also n-1 Nutzern verbieten die Daten zu entschlüsseln ohne allen Nutzern einen neuen Wert zu geben</text:p>
        </text:list-item>
      </text:list>
      <text:p text:style-name="Standard"><text:soft-page-break/><text:span text:style-name="T1">Vor- und Nachteile</text:span></text:p>
      <text:list xml:id="list32588093" text:style-name="L9">
        <text:list-item>
          <text:p text:style-name="P11">skaliert mit der Anzahl der ausgeschlossenen Nutzer, nicht mit der der Nutzer</text:p>
          <text:p text:style-name="P11">→ sehr gut für große Anzahlen an Nutzern, die nicht zu häufig wieder abspringen</text:p>
        </text:list-item>
        <text:list-item>
          <text:p text:style-name="P11">einmal großer Rechenaufwand um die Auswertungsstellen zu berechnen, müssen nicht bei jedem gesperrten Benutzer wieder neu berechnet werden</text:p>
        </text:list-item>
        <text:list-item>
          <text:p text:style-name="P11"/>
        </text:list-item>
      </text:list>
      <text:p text:style-name="Standard"/>
      <text:p text:style-name="Standard"/>
      <text:p text:style-name="P5">3. Das Produkt</text:p>
      <text:p text:style-name="Standard"/>
      <text:p text:style-name="P4">Client-Server-Aufbau</text:p>
      <text:list xml:id="list32627361" text:style-name="L10">
        <text:list-item>
          <text:p text:style-name="P12">Server mit Steuerung über Konsole, läuft auf einem Gerät mit mehr Rechenleistung</text:p>
        </text:list-item>
        <text:list-item>
          <text:p text:style-name="P12">Client läuft auf einem Android-Gerät mit Netzwerkzugang, in Form einer App steuerbar, ein Gerät mit weniger Rechenleistung</text:p>
        </text:list-item>
      </text:list>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lucida grande" svg:font-family="'lucida grande', tahoma, 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rei Loose</meta:initial-creator>
    <meta:creation-date>2013-03-13T11:47:44.20</meta:creation-date>
    <meta:document-statistic meta:table-count="0" meta:image-count="0" meta:object-count="0" meta:page-count="2" meta:paragraph-count="42" meta:word-count="366" meta:character-count="2398"/>
    <dc:date>2013-03-13T12:51:44.53</dc:date>
    <dc:creator>Amrei Loose</dc:creator>
    <meta:editing-duration>PT1M9S</meta:editing-duration>
    <meta:editing-cycles>1</meta:editing-cycles>
    <meta:generator>OpenOffice.org/3.3$Win32 OpenOffice.org_project/330m20$Build-9567</meta:generator>
  </office:meta>
</office:document-meta>
</file>